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827in"/>
    </style:style>
    <style:style style:name="co3" style:family="table-column">
      <style:table-column-properties fo:break-before="auto" style:column-width="1.9807in"/>
    </style:style>
    <style:style style:name="co4" style:family="table-column">
      <style:table-column-properties fo:break-before="auto" style:column-width="2.9602in"/>
    </style:style>
    <style:style style:name="co5" style:family="table-column">
      <style:table-column-properties fo:break-before="auto" style:column-width="2.6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 style:data-style-name="N38"/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esión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Tema</text:p>
          </table:table-cell>
          <table:table-cell office:value-type="string" calcext:value-type="string">
            <text:p>Materiales</text:p>
          </table:table-cell>
          <table:table-cell office:value-type="string" calcext:value-type="string">
            <text:p>Tareas extra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date" office:date-value="2016-02-19" calcext:value-type="date">
            <text:p>Friday, February 19, 2016</text:p>
          </table:table-cell>
          <table:table-cell office:value-type="string" calcext:value-type="string">
            <text:p>Componentes electrónicos</text:p>
          </table:table-cell>
          <table:table-cell office:value-type="string" calcext:value-type="string">
            <text:p>Protoboard, Resistencia, leds, jumpers</text:p>
          </table:table-cell>
          <table:table-cell table:style-name="ce2" office:value-type="string" calcext:value-type="string" table:number-columns-spanned="1" table:number-rows-spanned="14">
            <text:p>Adecuar computadores - Lecturas previas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date" office:date-value="2016-02-26" calcext:value-type="date">
            <text:p>Friday, February 26, 2016</text:p>
          </table:table-cell>
          <table:table-cell office:value-type="string" calcext:value-type="string">
            <text:p>Circuitos</text:p>
          </table:table-cell>
          <table:table-cell office:value-type="string" calcext:value-type="string">
            <text:p>fotoresistencia, pulsador, switch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date" office:date-value="2016-03-04" calcext:value-type="date">
            <text:p>Friday, March 04, 2016</text:p>
          </table:table-cell>
          <table:table-cell office:value-type="string" calcext:value-type="string">
            <text:p>Interruptor eléctrico</text:p>
          </table:table-cell>
          <table:table-cell office:value-type="string" calcext:value-type="string">
            <text:p>Transistor, potenciómetro, motor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date" office:date-value="2016-03-11" calcext:value-type="date">
            <text:p>Friday, March 11, 2016</text:p>
          </table:table-cell>
          <table:table-cell office:value-type="string" calcext:value-type="string">
            <text:p>Manejo de herramientas (seguridad, hard-soft)</text:p>
          </table:table-cell>
          <table:table-cell office:value-type="string" calcext:value-type="string">
            <text:p>“Hola mundo”</text:p>
          </table:table-cell>
          <table:covered-table-cell/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date" office:date-value="2016-03-18" calcext:value-type="date">
            <text:p>Friday, March 18, 2016</text:p>
          </table:table-cell>
          <table:table-cell table:number-columns-repeated="2"/>
          <table:covered-table-cell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date" office:date-value="2016-03-25" calcext:value-type="date">
            <text:p>Friday, March 25, 2016</text:p>
          </table:table-cell>
          <table:table-cell table:number-columns-repeated="2"/>
          <table:covered-table-cell/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date" office:date-value="2016-04-01" calcext:value-type="date">
            <text:p>Friday, April 01, 2016</text:p>
          </table:table-cell>
          <table:table-cell table:number-columns-repeated="2"/>
          <table:covered-table-cell/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date" office:date-value="2016-04-08" calcext:value-type="date">
            <text:p>Friday, April 08, 2016</text:p>
          </table:table-cell>
          <table:table-cell table:number-columns-repeated="2"/>
          <table:covered-table-cell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date" office:date-value="2016-04-22" calcext:value-type="date">
            <text:p>Friday, April 22, 2016</text:p>
          </table:table-cell>
          <table:table-cell table:number-columns-repeated="2"/>
          <table:covered-table-cell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date" office:date-value="2016-04-29" calcext:value-type="date">
            <text:p>Friday, April 29, 2016</text:p>
          </table:table-cell>
          <table:table-cell table:number-columns-repeated="2"/>
          <table:covered-table-cell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date" office:date-value="2016-05-06" calcext:value-type="date">
            <text:p>Friday, May 06, 2016</text:p>
          </table:table-cell>
          <table:table-cell table:number-columns-repeated="2"/>
          <table:covered-table-cell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date" office:date-value="2016-05-13" calcext:value-type="date">
            <text:p>Friday, May 13, 2016</text:p>
          </table:table-cell>
          <table:table-cell table:number-columns-repeated="2"/>
          <table:covered-table-cell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date" office:date-value="2016-05-20" calcext:value-type="date">
            <text:p>Friday, May 20, 2016</text:p>
          </table:table-cell>
          <table:table-cell table:number-columns-repeated="2"/>
          <table:covered-table-cell/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date" office:date-value="2016-05-27" calcext:value-type="date">
            <text:p>Friday, May 27, 2016</text:p>
          </table:table-cell>
          <table:table-cell table:number-columns-repeated="2"/>
          <table:covered-table-cell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date" office:date-value="2016-02-19" calcext:value-type="date">
            <text:p>Friday, February 19, 2016</text:p>
          </table:table-cell>
          <table:table-cell table:number-columns-repeated="4"/>
        </table:table-row>
        <table:table-row table:style-name="ro1" table:number-rows-repeated="104854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9:41:20.272768689</meta:creation-date>
    <dc:date>2016-02-11T20:32:24.422756098</dc:date>
    <meta:editing-duration>PT20M32S</meta:editing-duration>
    <meta:editing-cycles>3</meta:editing-cycles>
    <meta:generator>LibreOffice/4.3.3.2$Linux_X86_64 LibreOffice_project/430m0$Build-2</meta:generator>
    <meta:document-statistic meta:table-count="1" meta:cell-count="72" meta:object-count="0"/>
  </office:meta>
</office:document-meta>
</file>